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graphics"/>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1" style:family="table">
      <style:table-properties style:width="17.59cm" table:align="margins"/>
    </style:style>
    <style:style style:name="Table1.A" style:family="table-column">
      <style:table-column-properties style:column-width="1.63cm" style:rel-column-width="6072*"/>
    </style:style>
    <style:style style:name="Table1.B" style:family="table-column">
      <style:table-column-properties style:column-width="1.339cm" style:rel-column-width="4988*"/>
    </style:style>
    <style:style style:name="Table1.C" style:family="table-column">
      <style:table-column-properties style:column-width="3.369cm" style:rel-column-width="12552*"/>
    </style:style>
    <style:style style:name="Table1.D" style:family="table-column">
      <style:table-column-properties style:column-width="3.35cm" style:rel-column-width="12480*"/>
    </style:style>
    <style:style style:name="Table1.E" style:family="table-column">
      <style:table-column-properties style:column-width="2.203cm" style:rel-column-width="8208*"/>
    </style:style>
    <style:style style:name="Table1.F" style:family="table-column">
      <style:table-column-properties style:column-width="2.81cm" style:rel-column-width="10469*"/>
    </style:style>
    <style:style style:name="Table1.G" style:family="table-column">
      <style:table-column-properties style:column-width="2.889cm" style:rel-column-width="10766*"/>
    </style:style>
    <style:style style:name="Table1.1" style:family="table-row">
      <style:table-row-properties style:min-row-height="0.787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G2" style:family="table-cell">
      <style:table-cell-properties fo:padding="0.097cm" fo:border-left="0.5pt solid #000000" fo:border-right="0.5pt solid #000000" fo:border-top="none" fo:border-bottom="0.5pt solid #000000"/>
    </style:style>
    <style:style style:name="Table1.7" style:family="table-row">
      <style:table-row-properties style:min-row-height="0.861cm"/>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acb5c" officeooo:paragraph-rsid="000acb5c"/>
    </style:style>
    <style:style style:name="P2" style:family="paragraph" style:parent-style-name="Text_20_body">
      <style:text-properties officeooo:rsid="000acb5c" officeooo:paragraph-rsid="000acb5c"/>
    </style:style>
    <style:style style:name="P3" style:family="paragraph" style:parent-style-name="Standard">
      <style:text-properties officeooo:rsid="0002b1da" officeooo:paragraph-rsid="0002b1da"/>
    </style:style>
    <style:style style:name="P4" style:family="paragraph" style:parent-style-name="Standard">
      <style:text-properties officeooo:rsid="0002b1da" officeooo:paragraph-rsid="00030994"/>
    </style:style>
    <style:style style:name="P5" style:family="paragraph" style:parent-style-name="Standard">
      <style:text-properties officeooo:rsid="0002b1da" officeooo:paragraph-rsid="00035d91"/>
    </style:style>
    <style:style style:name="P6" style:family="paragraph" style:parent-style-name="Standard">
      <style:text-properties officeooo:rsid="00030994" officeooo:paragraph-rsid="00030994"/>
    </style:style>
    <style:style style:name="P7" style:family="paragraph" style:parent-style-name="Standard">
      <style:text-properties officeooo:rsid="00035d91" officeooo:paragraph-rsid="00035d91"/>
    </style:style>
    <style:style style:name="P8" style:family="paragraph" style:parent-style-name="Standard">
      <style:text-properties fo:font-weight="bold" officeooo:rsid="00035d91" officeooo:paragraph-rsid="00035d91" style:font-weight-asian="bold" style:font-weight-complex="bold"/>
    </style:style>
    <style:style style:name="P9" style:family="paragraph" style:parent-style-name="Standard">
      <style:text-properties fo:font-weight="bold" officeooo:rsid="00054de3" officeooo:paragraph-rsid="00054de3" style:font-weight-asian="bold" style:font-weight-complex="bold"/>
    </style:style>
    <style:style style:name="P10" style:family="paragraph" style:parent-style-name="Standard">
      <style:text-properties fo:font-weight="bold" officeooo:rsid="000e0675" officeooo:paragraph-rsid="000e0675" style:font-weight-asian="bold" style:font-weight-complex="bold"/>
    </style:style>
    <style:style style:name="P11" style:family="paragraph" style:parent-style-name="Standard">
      <style:text-properties fo:font-style="normal" fo:font-weight="normal" officeooo:rsid="00035d91" officeooo:paragraph-rsid="00035d91" style:font-style-asian="normal" style:font-weight-asian="normal" style:font-style-complex="normal" style:font-weight-complex="normal"/>
    </style:style>
    <style:style style:name="P12" style:family="paragraph" style:parent-style-name="Standard">
      <style:text-properties fo:font-weight="normal" officeooo:rsid="00054de3" officeooo:paragraph-rsid="00054de3" style:font-weight-asian="normal" style:font-weight-complex="normal"/>
    </style:style>
    <style:style style:name="P13" style:family="paragraph" style:parent-style-name="Standard">
      <style:text-properties officeooo:rsid="000b6f1a" officeooo:paragraph-rsid="000b6f1a"/>
    </style:style>
    <style:style style:name="P14" style:family="paragraph" style:parent-style-name="Text_20_body">
      <style:text-properties officeooo:rsid="000b6f1a" officeooo:paragraph-rsid="000b6f1a"/>
    </style:style>
    <style:style style:name="P15" style:family="paragraph" style:parent-style-name="Standard">
      <style:text-properties officeooo:rsid="000e0675" officeooo:paragraph-rsid="000e0675"/>
    </style:style>
    <style:style style:name="P16" style:family="paragraph" style:parent-style-name="Table_20_Contents">
      <style:text-properties officeooo:rsid="000e0675" officeooo:paragraph-rsid="000e0675"/>
    </style:style>
    <style:style style:name="P17" style:family="paragraph" style:parent-style-name="Text_20_body">
      <style:text-properties officeooo:rsid="000e0675" officeooo:paragraph-rsid="000e0675"/>
    </style:style>
    <style:style style:name="P18" style:family="paragraph" style:parent-style-name="Table_20_Contents">
      <style:text-properties officeooo:rsid="00054de3" officeooo:paragraph-rsid="00054de3"/>
    </style:style>
    <style:style style:name="P19" style:family="paragraph" style:parent-style-name="Table_20_Contents">
      <style:text-properties officeooo:rsid="0006f14f" officeooo:paragraph-rsid="0006f14f"/>
    </style:style>
    <style:style style:name="P20" style:family="paragraph" style:parent-style-name="Table_20_Contents">
      <style:text-properties officeooo:rsid="0008cbd2" officeooo:paragraph-rsid="0008cbd2"/>
    </style:style>
    <style:style style:name="P21" style:family="paragraph" style:parent-style-name="Text_20_body">
      <style:text-properties officeooo:paragraph-rsid="000acb5c"/>
    </style:style>
    <style:style style:name="P22" style:family="paragraph" style:parent-style-name="Text_20_body">
      <style:text-properties officeooo:rsid="000d11b8" officeooo:paragraph-rsid="000d11b8"/>
    </style:style>
    <style:style style:name="P23" style:family="paragraph" style:parent-style-name="Heading_20_3">
      <style:text-properties officeooo:rsid="000acb5c" officeooo:paragraph-rsid="000acb5c"/>
    </style:style>
    <style:style style:name="P24" style:family="paragraph" style:parent-style-name="Heading_20_3">
      <style:text-properties officeooo:rsid="0013c48d" officeooo:paragraph-rsid="0013c48d"/>
    </style:style>
    <style:style style:name="P25" style:family="paragraph" style:parent-style-name="Heading_20_3">
      <style:text-properties officeooo:rsid="00157377" officeooo:paragraph-rsid="00157377"/>
    </style:style>
    <style:style style:name="P26" style:family="paragraph" style:parent-style-name="Heading_20_3">
      <style:text-properties officeooo:paragraph-rsid="0016a482"/>
    </style:style>
    <style:style style:name="P27" style:family="paragraph" style:parent-style-name="Heading_20_3">
      <style:text-properties officeooo:rsid="0016a482" officeooo:paragraph-rsid="0016a482"/>
    </style:style>
    <style:style style:name="P28" style:family="paragraph" style:parent-style-name="Standard">
      <style:text-properties officeooo:rsid="0002b1da" officeooo:paragraph-rsid="00030994"/>
    </style:style>
    <style:style style:name="P29" style:family="paragraph" style:parent-style-name="Standard">
      <style:text-properties officeooo:rsid="0002b1da" officeooo:paragraph-rsid="00035d91"/>
    </style:style>
    <style:style style:name="P30" style:family="paragraph" style:parent-style-name="Standard">
      <style:text-properties officeooo:rsid="00035d91" officeooo:paragraph-rsid="00035d91"/>
    </style:style>
    <style:style style:name="P31" style:family="paragraph" style:parent-style-name="Standard">
      <style:text-properties fo:font-weight="normal" officeooo:rsid="00035d91" officeooo:paragraph-rsid="00035d91" style:font-weight-asian="normal" style:font-weight-complex="normal"/>
    </style:style>
    <style:style style:name="P32" style:family="paragraph" style:parent-style-name="Standard">
      <style:text-properties fo:font-weight="normal" officeooo:rsid="0013c48d" officeooo:paragraph-rsid="0013c48d" style:font-weight-asian="normal" style:font-weight-complex="normal"/>
    </style:style>
    <style:style style:name="P33" style:family="paragraph" style:parent-style-name="Standard">
      <style:text-properties officeooo:rsid="000b6f1a" officeooo:paragraph-rsid="000b6f1a"/>
    </style:style>
    <style:style style:name="P34" style:family="paragraph" style:parent-style-name="Standard">
      <style:text-properties officeooo:rsid="0013c48d" officeooo:paragraph-rsid="000b6f1a"/>
    </style:style>
    <style:style style:name="P35" style:family="paragraph" style:parent-style-name="Standard">
      <style:text-properties officeooo:rsid="00149c97" officeooo:paragraph-rsid="000acb5c"/>
    </style:style>
    <style:style style:name="P36" style:family="paragraph" style:parent-style-name="Standard">
      <style:text-properties officeooo:rsid="00149c97" officeooo:paragraph-rsid="00149c97"/>
    </style:style>
    <style:style style:name="P37" style:family="paragraph" style:parent-style-name="Table_20_Contents">
      <style:text-properties officeooo:rsid="00149c97" officeooo:paragraph-rsid="00149c97"/>
    </style:style>
    <style:style style:name="P38" style:family="paragraph" style:parent-style-name="Table_20_Contents">
      <style:text-properties officeooo:rsid="0016a0d4" officeooo:paragraph-rsid="0016a0d4"/>
    </style:style>
    <style:style style:name="P39" style:family="paragraph" style:parent-style-name="Text_20_body">
      <style:text-properties officeooo:rsid="000e0675" officeooo:paragraph-rsid="000e0675"/>
    </style:style>
    <style:style style:name="P40" style:family="paragraph" style:parent-style-name="Text_20_body">
      <style:text-properties officeooo:rsid="001149c0" officeooo:paragraph-rsid="000e0675"/>
    </style:style>
    <style:style style:name="P41" style:family="paragraph" style:parent-style-name="Text_20_body">
      <style:text-properties officeooo:rsid="001149c0" officeooo:paragraph-rsid="001149c0"/>
    </style:style>
    <style:style style:name="P42" style:family="paragraph" style:parent-style-name="Text_20_body">
      <style:text-properties officeooo:rsid="0013c48d" officeooo:paragraph-rsid="0013c48d"/>
    </style:style>
    <style:style style:name="P43" style:family="paragraph" style:parent-style-name="Text_20_body">
      <style:text-properties officeooo:paragraph-rsid="0013c48d"/>
    </style:style>
    <style:style style:name="P44" style:family="paragraph" style:parent-style-name="Text_20_body">
      <style:text-properties officeooo:rsid="0016a0d4" officeooo:paragraph-rsid="0016a0d4"/>
    </style:style>
    <style:style style:name="P45" style:family="paragraph" style:parent-style-name="Text_20_body">
      <style:text-properties officeooo:rsid="0016a482" officeooo:paragraph-rsid="0016a482"/>
    </style:style>
    <style:style style:name="P46" style:family="paragraph" style:parent-style-name="Text_20_body">
      <style:text-properties officeooo:rsid="00182147" officeooo:paragraph-rsid="00182147"/>
    </style:style>
    <style:style style:name="T1" style:family="text">
      <style:text-properties officeooo:rsid="00030994"/>
    </style:style>
    <style:style style:name="T2" style:family="text">
      <style:text-properties fo:font-weight="bold" style:font-weight-asian="bold" style:font-weight-complex="bold"/>
    </style:style>
    <style:style style:name="T3" style:family="text">
      <style:text-properties fo:font-weight="bold" officeooo:rsid="00030994" style:font-weight-asian="bold" style:font-weight-complex="bold"/>
    </style:style>
    <style:style style:name="T4" style:family="text">
      <style:text-properties fo:font-weight="bold" officeooo:rsid="00035d91" style:font-weight-asian="bold" style:font-weight-complex="bold"/>
    </style:style>
    <style:style style:name="T5" style:family="text">
      <style:text-properties fo:font-weight="bold" officeooo:rsid="000acb5c" style:font-weight-asian="bold" style:font-weight-complex="bold"/>
    </style:style>
    <style:style style:name="T6" style:family="text">
      <style:text-properties fo:font-weight="bold" officeooo:rsid="00054de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30994" style:font-weight-asian="normal" style:font-weight-complex="normal"/>
    </style:style>
    <style:style style:name="T9" style:family="text">
      <style:text-properties fo:font-weight="normal" officeooo:rsid="00035d91" style:font-weight-asian="normal" style:font-weight-complex="normal"/>
    </style:style>
    <style:style style:name="T10" style:family="text">
      <style:text-properties fo:font-weight="normal" officeooo:rsid="000acb5c" style:font-weight-asian="normal" style:font-weight-complex="normal"/>
    </style:style>
    <style:style style:name="T11" style:family="text">
      <style:text-properties fo:font-weight="normal" officeooo:rsid="00054de3" style:font-weight-asian="normal" style:font-weight-complex="normal"/>
    </style:style>
    <style:style style:name="T12" style:family="text">
      <style:text-properties officeooo:rsid="00035d91"/>
    </style:style>
    <style:style style:name="T13" style:family="text">
      <style:text-properties officeooo:rsid="00054de3"/>
    </style:style>
    <style:style style:name="T14" style:family="text">
      <style:text-properties officeooo:rsid="000acb5c"/>
    </style:style>
    <style:style style:name="T15" style:family="text">
      <style:text-properties officeooo:rsid="000b6f1a"/>
    </style:style>
    <style:style style:name="T16" style:family="text">
      <style:text-properties officeooo:rsid="000f7fa6"/>
    </style:style>
    <style:style style:name="T17" style:family="text">
      <style:text-properties officeooo:rsid="00149c97"/>
    </style:style>
    <style:style style:name="T18" style:family="text">
      <style:text-properties officeooo:rsid="0016a0d4"/>
    </style:style>
    <style:style style:name="T19" style:family="text">
      <style:text-properties officeooo:rsid="0016a482"/>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is-list-header="true">Pistol – decentralized data <text:span text:style-name="T15">access</text:span></text:h>
      <text:p text:style-name="P3"/>
      <text:p text:style-name="P3">Pistol is a decentralized data <text:span text:style-name="T15">store</text:span> where every peer has the ability to store and deliver data <text:span text:style-name="T14">or share </text:span><text:span text:style-name="T10">resources with </text:span><text:span text:style-name="T7">other peers in a </text:span><text:span text:style-name="T9">secure </text:span><text:span text:style-name="T7">trust-less manner. <text:s/></text:span><text:span text:style-name="T11">This allows the user to own and control their</text:span><text:span text:style-name="T6"> </text:span><text:span text:style-name="T13">own data instead of some centralized service provider. <text:s/></text:span></text:p>
      <text:p text:style-name="P3"/>
      <text:p text:style-name="P1">You will run applications that use the shared resources. <text:s/>You are your own facebook, twitter, YouTube...</text:p>
      <text:p text:style-name="P1"/>
      <text:p text:style-name="P13">Pistol also keeps track of who has requested data and provides updates when the data changes. <text:s/></text:p>
      <text:p text:style-name="P34"/>
      <text:p text:style-name="P36">In order to incentivize use, there are several revenue streams for not just the creators, but also for the users. </text:p>
      <text:p text:style-name="P36"/>
      <text:p text:style-name="P36">* Fees for transferring data</text:p>
      <text:p text:style-name="P36">* Fees for access to data and services</text:p>
      <text:p text:style-name="P36">* Income from the sale of products and services over the network</text:p>
      <text:p text:style-name="P36">* Fees to setup network nodes</text:p>
      <text:p text:style-name="P36">* Staking in network nodes</text:p>
      <text:p text:style-name="P36"/>
      <text:p text:style-name="P36">Nodes on the network are able to set their own fee structure. <text:s/>User peers on the network would discover paths on the network based on latency and cost and can set parameters to balance the two. <text:s/></text:p>
      <text:p text:style-name="P36"/>
      <text:p text:style-name="P36">The network would have its own native network token which can be exchanged for other crypto tokens. <text:s/></text:p>
      <text:p text:style-name="P36"/>
      <text:p text:style-name="P36">Tokens are introduced to the network through a proof-of-participation mechanism. <text:s/>*** Finish here ***</text:p>
      <text:p text:style-name="P34"/>
      <text:p text:style-name="P34"/>
      <text:p text:style-name="P34"/>
      <text:h text:style-name="P24" text:outline-level="3" text:is-list-header="true">Why create something new, why not use Blockchain?</text:h>
      <text:p text:style-name="P43"/>
      <text:p text:style-name="P42">Blockchain was invented to solve two problems. <text:s/>The problem of trust-less transactions and the double spend. <text:s/>Obviously, it handles both these problems brilliantly. <text:s/>However, blockchain was not created to store data. <text:s/>While blockchains can be used to store data, it adds a lot of overhead and bloat that is unnecessary and leads to problems.</text:p>
      <text:p text:style-name="P32">Blockchain nodes must store a record of every transaction. <text:s/>Unless they have every transaction, there is no way to calculate the Merkel proofs needed to verify transactions. <text:s/>So, if Alice stores a value, then updates that value, then updates again, all three transactions, plus all of the overhead will be stored permanently on every node. <text:s/>Instead, pistol stores just the updated value. </text:p>
      <text:p text:style-name="P32"/>
      <text:p text:style-name="P32">Blockchains would delay transactions for storing data due to the time to reach consensus. <text:s/>If I want to store a piece of data, it would have to go through consensus first before it could be stored and read by others. <text:s text:c="2"/>While it is true that some blockchains use a fast consensus mechanism, they still can not scale to millions of transactions per second.</text:p>
      <text:p text:style-name="P32"/>
      <text:p text:style-name="P32"/>
      <text:h text:style-name="P24" text:outline-level="3" text:is-list-header="true"><text:soft-page-break/>What about the blockchain storage solutions?</text:h>
      <text:p text:style-name="P43"/>
      <text:p text:style-name="P32">Blockchain storage solutions work not by storing the file on the blockchain, but by storing the file someplace else and storing a hash proof for that file on the blockchain. <text:s/>The blockchain becomes a place to store receipts for storing the actual file.</text:p>
      <text:p text:style-name="P32"/>
      <text:p text:style-name="P32">This works fine for file storage where transactions are low, but fails as above when you have <text:span text:style-name="T17">giga-bytes to tera-bytes </text:span>of <text:span text:style-name="T17">data </text:span>transactions per second with updates.</text:p>
      <text:p text:style-name="P32"/>
      <text:p text:style-name="P35"/>
      <text:h text:style-name="Heading_20_3" text:outline-level="3" text:is-list-header="true">How does Pistol store data?</text:h>
      <text:p text:style-name="Text_20_body"/>
      <text:p text:style-name="P14">Pistol is a graph data structure. <text:s/>Applications will define sub-graphs within the graph using <text:s/>“containers”. <text:s/>A container defines the rules for how to secure, update and read data in the sub-graph governed by that container.</text:p>
      <text:p text:style-name="P14">This makes the system infinitely flexible since new container types can be defined by an application at any time. <text:s/><text:span text:style-name="T17">Containers have two sections, the ACL (Access Control List) and a data section. <text:s/>Below is a list of some of the “types” of containers. <text:s/>In reality the difference will just be entries in the ACL for that container.</text:span></text:p>
      <text:p text:style-name="P14"/>
      <text:p text:style-name="P17">The different <text:span text:style-name="T17">default </text:span>container types are:<text:line-break/><text:line-break/></text:p>
      <table:table table:name="Table2" table:style-name="Table2">
        <table:table-column table:style-name="Table2.A"/>
        <table:table-column table:style-name="Table2.B"/>
        <table:table-row>
          <table:table-cell table:style-name="Table2.A1" office:value-type="string">
            <text:p text:style-name="P16"><text:span text:style-name="T17">User </text:span>Container</text:p>
          </table:table-cell>
          <table:table-cell table:style-name="Table2.B1" office:value-type="string">
            <text:p text:style-name="P16"><text:span text:style-name="T17">A u</text:span>ser <text:span text:style-name="T17">is the only one who can read or write to this type of container. <text:s/></text:span>Different users will have their own user containers. <text:span text:style-name="T17">A user can have multiple user containers.</text:span></text:p>
          </table:table-cell>
        </table:table-row>
        <table:table-row>
          <table:table-cell table:style-name="Table2.A2" office:value-type="string">
            <text:p text:style-name="P16">Application Container</text:p>
          </table:table-cell>
          <table:table-cell table:style-name="Table2.B2" office:value-type="string">
            <text:p text:style-name="P16">This is a container owned by an application owner which they can control.</text:p>
          </table:table-cell>
        </table:table-row>
        <table:table-row>
          <table:table-cell table:style-name="Table2.A2" office:value-type="string">
            <text:p text:style-name="P16">Hash Container</text:p>
          </table:table-cell>
          <table:table-cell table:style-name="Table2.B2" office:value-type="string">
            <text:p text:style-name="P16">This is a write only container</text:p>
          </table:table-cell>
        </table:table-row>
        <table:table-row>
          <table:table-cell table:style-name="Table2.A2" office:value-type="string">
            <text:p text:style-name="P16">Public Container</text:p>
          </table:table-cell>
          <table:table-cell table:style-name="Table2.B2" office:value-type="string">
            <text:p text:style-name="P16">This is a container where anyone can read and write. <text:s/>(probably rarely used)<text:span text:style-name="T17">`</text:span></text:p>
          </table:table-cell>
        </table:table-row>
        <table:table-row>
          <table:table-cell table:style-name="Table2.A2" office:value-type="string">
            <text:p text:style-name="P37">Group Container</text:p>
          </table:table-cell>
          <table:table-cell table:style-name="Table2.B2" office:value-type="string">
            <text:p text:style-name="P37">This is a container that will have rules for a group of users</text:p>
          </table:table-cell>
        </table:table-row>
      </table:table>
      <text:p text:style-name="P17"/>
      <text:p text:style-name="P17">Since Pistol is a graph structure, links between containers are necessary to write any useable application. <text:s/>Here <text:span text:style-name="T16">is an </text:span>example:</text:p>
      <text:p text:style-name="P17"/>
      <text:p text:style-name="P17"><draw:frame draw:style-name="fr1" draw:name="Object2" text:anchor-type="paragraph" svg:x="0.512cm" svg:y="0.085cm" svg:width="16.748cm" svg:height="11.352cm" draw:z-index="1"><draw:object xlink:href="./Object 2" xlink:type="simple" xlink:show="embed" xlink:actuate="onLoad"/><draw:image xlink:href="./ObjectReplacements/Object 2" xlink:type="simple" xlink:show="embed" xlink:actuate="onLoad"/></draw:frame><text:soft-page-break/></text:p>
      <text:p text:style-name="P40"/>
      <text:p text:style-name="P41">Links are two way. <text:s/>So, Alice and Bob are members of People and People contains Alice and Bob. <text:s/>Users can also be separate from all applications as well as links between nodes within application containers.</text:p>
      <text:p text:style-name="P17"/>
      <text:h text:style-name="P23" text:outline-level="3" text:is-list-header="true">How does Pistol handle <text:span text:style-name="T17">a large </text:span>volume of data? </text:h>
      <text:p text:style-name="P21"/>
      <text:p text:style-name="P2">Pistol is a unique data model. <text:s/>The larger it grows, the better it scales. <text:s/>Since peers store data, <text:span text:style-name="T15">the data storage capacity is the capacity of every peer attached to the network. <text:s/>If more storage is needed, there will be financial incentives to add peers to the network, the higher the demand, the higher the possibilities to earn.<text:line-break/></text:span></text:p>
      <text:h text:style-name="Heading_20_3" text:outline-level="3" text:is-list-header="true">How will Pistol handle network traffic?</text:h>
      <text:p text:style-name="P13"/>
      <text:p text:style-name="P13">Pistol uses a custom network routing protocol. <text:s/>Each node on the network will advertise its resources which will be added to a radix based routing table. <text:s/>Radix makes lookups O(k) where k equals the longest path in the graph.<text:line-break/><text:soft-page-break/><text:line-break/>Routing is modelled on CIDR routing in IP based networks. <text:s/>If every router needed to know every resource, they would have very large routing trees. <text:s/>Pistol routers in the network will have rules to summarize routes that are remote to them. <text:s/>Routing information will get more specific closer to where that resource exists.</text:p>
      <text:p text:style-name="P3"/>
      <text:h text:style-name="Heading_20_3" text:outline-level="3" text:is-list-header="true"><text:span text:style-name="T14">What about s</text:span>ecurity?</text:h>
      <text:p text:style-name="P9"/>
      <text:p text:style-name="P12">Users can store their data using several different security models.</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3" office:value-type="string">
            <text:p text:style-name="P18">Who can access?</text:p>
          </table:table-cell>
          <table:covered-table-cell/>
          <table:covered-table-cell/>
          <table:table-cell table:style-name="Table1.D1" table:number-columns-spanned="4" office:value-type="string">
            <text:p text:style-name="P18">Method</text:p>
            <text:p text:style-name="P18"/>
          </table:table-cell>
          <table:covered-table-cell/>
          <table:covered-table-cell/>
          <table:covered-table-cell/>
        </table:table-row>
        <table:table-row table:style-name="Table1.1">
          <table:table-cell table:style-name="Table1.A2" office:value-type="string">
            <text:p text:style-name="P18">Owner</text:p>
          </table:table-cell>
          <table:table-cell table:style-name="Table1.A2" office:value-type="string">
            <text:p text:style-name="P18">Group</text:p>
          </table:table-cell>
          <table:table-cell table:style-name="Table1.A2" office:value-type="string">
            <text:p text:style-name="P18">World</text:p>
          </table:table-cell>
          <table:table-cell table:style-name="Table1.A2" office:value-type="string">
            <text:p text:style-name="P18">Encryption</text:p>
          </table:table-cell>
          <table:table-cell table:style-name="Table1.A2" office:value-type="string">
            <text:p text:style-name="P18">Signature</text:p>
          </table:table-cell>
          <table:table-cell table:style-name="Table1.A2" office:value-type="string">
            <text:p text:style-name="P19">Group Cert</text:p>
          </table:table-cell>
          <table:table-cell table:style-name="Table1.G2" office:value-type="string">
            <text:p text:style-name="P20">Hash</text:p>
          </table:table-cell>
        </table:table-row>
        <table:table-row table:style-name="Table1.1">
          <table:table-cell table:style-name="Table1.A2" office:value-type="string">
            <text:p text:style-name="P18">R/W</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Yes</text:p>
          </table:table-cell>
          <table:table-cell table:style-name="Table1.A2" office:value-type="string">
            <text:p text:style-name="P18">Yes</text:p>
          </table:table-cell>
          <table:table-cell table:style-name="Table1.A2" office:value-type="string">
            <text:p text:style-name="P19"/>
          </table:table-cell>
          <table:table-cell table:style-name="Table1.G2" office:value-type="string">
            <text:p text:style-name="P19"/>
          </table:table-cell>
        </table:table-row>
        <table:table-row table:style-name="Table1.1">
          <table:table-cell table:style-name="Table1.A2" office:value-type="string">
            <text:p text:style-name="P18">R/W</text:p>
          </table:table-cell>
          <table:table-cell table:style-name="Table1.A2" office:value-type="string">
            <text:p text:style-name="P18">R</text:p>
          </table:table-cell>
          <table:table-cell table:style-name="Table1.A2" office:value-type="string">
            <text:p text:style-name="P18"/>
          </table:table-cell>
          <table:table-cell table:style-name="Table1.A2" office:value-type="string">
            <text:p text:style-name="P18">Yes</text:p>
          </table:table-cell>
          <table:table-cell table:style-name="Table1.A2" office:value-type="string">
            <text:p text:style-name="P18">Yes</text:p>
          </table:table-cell>
          <table:table-cell table:style-name="Table1.A2" office:value-type="string">
            <text:p text:style-name="P19">Yes (RO)</text:p>
          </table:table-cell>
          <table:table-cell table:style-name="Table1.G2" office:value-type="string">
            <text:p text:style-name="P19"/>
          </table:table-cell>
        </table:table-row>
        <table:table-row table:style-name="Table1.1">
          <table:table-cell table:style-name="Table1.A2" office:value-type="string">
            <text:p text:style-name="P19">R/W</text:p>
          </table:table-cell>
          <table:table-cell table:style-name="Table1.A2" office:value-type="string">
            <text:p text:style-name="P19">R/W</text:p>
          </table:table-cell>
          <table:table-cell table:style-name="Table1.A2" office:value-type="string">
            <text:p text:style-name="P18"/>
          </table:table-cell>
          <table:table-cell table:style-name="Table1.A2" office:value-type="string">
            <text:p text:style-name="P19">Yes</text:p>
          </table:table-cell>
          <table:table-cell table:style-name="Table1.A2" office:value-type="string">
            <text:p text:style-name="P19">Yes</text:p>
          </table:table-cell>
          <table:table-cell table:style-name="Table1.A2" office:value-type="string">
            <text:p text:style-name="P19">Yes (RW)</text:p>
          </table:table-cell>
          <table:table-cell table:style-name="Table1.G2" office:value-type="string">
            <text:p text:style-name="P19"/>
          </table:table-cell>
        </table:table-row>
        <table:table-row table:style-name="Table1.1">
          <table:table-cell table:style-name="Table1.A2" office:value-type="string">
            <text:p text:style-name="P20">R/W</text:p>
          </table:table-cell>
          <table:table-cell table:style-name="Table1.A2" office:value-type="string">
            <text:p text:style-name="P20"/>
          </table:table-cell>
          <table:table-cell table:style-name="Table1.A2" office:value-type="string">
            <text:p text:style-name="P20">R</text:p>
          </table:table-cell>
          <table:table-cell table:style-name="Table1.A2" office:value-type="string">
            <text:p text:style-name="P20"/>
          </table:table-cell>
          <table:table-cell table:style-name="Table1.A2" office:value-type="string">
            <text:p text:style-name="P20">Yes</text:p>
          </table:table-cell>
          <table:table-cell table:style-name="Table1.A2" office:value-type="string">
            <text:p text:style-name="P19"/>
          </table:table-cell>
          <table:table-cell table:style-name="Table1.G2" office:value-type="string">
            <text:p text:style-name="P19"/>
          </table:table-cell>
        </table:table-row>
        <table:table-row table:style-name="Table1.7">
          <table:table-cell table:style-name="Table1.A2" office:value-type="string">
            <text:p text:style-name="P20">R/W</text:p>
          </table:table-cell>
          <table:table-cell table:style-name="Table1.A2" office:value-type="string">
            <text:p text:style-name="P20"/>
          </table:table-cell>
          <table:table-cell table:style-name="Table1.A2" office:value-type="string">
            <text:p text:style-name="P20">R/W</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19"/>
          </table:table-cell>
          <table:table-cell table:style-name="Table1.G2" office:value-type="string">
            <text:p text:style-name="P19"/>
          </table:table-cell>
        </table:table-row>
        <table:table-row table:style-name="Table1.7">
          <table:table-cell table:style-name="Table1.A2" office:value-type="string">
            <text:p text:style-name="P20">R</text:p>
          </table:table-cell>
          <table:table-cell table:style-name="Table1.A2" office:value-type="string">
            <text:p text:style-name="P20">R</text:p>
          </table:table-cell>
          <table:table-cell table:style-name="Table1.A2" office:value-type="string">
            <text:p text:style-name="P20">R</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19"/>
          </table:table-cell>
          <table:table-cell table:style-name="Table1.G2" office:value-type="string">
            <text:p text:style-name="P20">Yes</text:p>
          </table:table-cell>
        </table:table-row>
        <table:table-row table:style-name="Table1.7">
          <table:table-cell table:style-name="Table1.A2" office:value-type="string">
            <text:p text:style-name="P20">R</text:p>
          </table:table-cell>
          <table:table-cell table:style-name="Table1.A2" office:value-type="string">
            <text:p text:style-name="P20">R</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Yes (RO)</text:p>
          </table:table-cell>
          <table:table-cell table:style-name="Table1.G2" office:value-type="string">
            <text:p text:style-name="P20">Yes</text:p>
          </table:table-cell>
        </table:table-row>
        <table:table-row table:style-name="Table1.7">
          <table:table-cell table:style-name="Table1.A2" office:value-type="string">
            <text:p text:style-name="P20">R</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Yes</text:p>
          </table:table-cell>
          <table:table-cell table:style-name="Table1.A2" office:value-type="string">
            <text:p text:style-name="P20"/>
          </table:table-cell>
          <table:table-cell table:style-name="Table1.A2" office:value-type="string">
            <text:p text:style-name="P20"/>
          </table:table-cell>
          <table:table-cell table:style-name="Table1.G2" office:value-type="string">
            <text:p text:style-name="P20">Yes</text:p>
          </table:table-cell>
        </table:table-row>
      </table:table>
      <text:p text:style-name="P12"/>
      <text:p text:style-name="P3"/>
      <text:p text:style-name="P10">How do you have a public user repository?</text:p>
      <text:p text:style-name="P3"/>
      <text:p text:style-name="P15">Users can have their own sub-graphs of nodes using a User Container. <text:s/>Only that user can update a value within their own area of the graph through the use of a cryptographic signature accompanying updates which is verified with the public key of the user.</text:p>
      <text:p text:style-name="P15"/>
      <text:p text:style-name="P15">Logins are done using a combination of cryptographic verification and encryption.</text:p>
      <text:p text:style-name="P3"/>
      <text:p text:style-name="P3"/>
      <text:p text:style-name="P3"/>
      <text:p text:style-name="P3"/>
      <text:p text:style-name="P3"/>
      <text:p text:style-name="P3"/>
      <text:p text:style-name="P3">Nodes in the network can be of one of three categories <text:span text:style-name="T12">and may be combined:</text:span><text:line-break/><text:line-break/>* Dedicated storage node</text:p>
      <text:p text:style-name="P3">* Routing node</text:p>
      <text:p text:style-name="P6"><text:soft-page-break/>* Caching node<text:line-break/>* Service node</text:p>
      <text:p text:style-name="P6">* Computational node</text:p>
      <text:p text:style-name="P4">* Client application</text:p>
      <text:p text:style-name="P4"/>
      <text:p text:style-name="P4"><text:span text:style-name="T3">Dedicated Storage Node</text:span><text:span text:style-name="T4">s</text:span></text:p>
      <text:p text:style-name="P4"/>
      <text:p text:style-name="P5"><text:span text:style-name="T8">A dedicated storage node </text:span><text:span text:style-name="T9">(DSN) will store data for participants in the network including individual and institutional data to increase reliability and allow higher bandwidth and throughput rates. <text:s/>Data could even be moved around based on demand. <text:s/></text:span></text:p>
      <text:p text:style-name="P5"/>
      <text:p text:style-name="P8">Routing Nodes</text:p>
      <text:p text:style-name="P7"/>
      <text:p text:style-name="P31">A routing node (RN) will route traffic around the network using various algorithms to ensure reliability, timeliness and elimination of duplicate traffic where possible. <text:s text:c="3"/>Free-riders will be eliminated through the use of a Merkel Proof to ensure that routing nodes do not claim data they did not actually get from another node.</text:p>
      <text:p text:style-name="P5"/>
      <text:p text:style-name="P5"><text:span text:style-name="T4">Caching Storage Node</text:span><text:span text:style-name="T1"><text:line-break/></text:span></text:p>
      <text:p text:style-name="P7">A caching node (CSN) is similar to a DSN except it will only store data for a short period of time where it is used most. <text:s/>CSNs can move data access to the boundaries of the network to ensure faster delivery of frequently accessed data.</text:p>
      <text:p text:style-name="P5"/>
      <text:p text:style-name="P8">Service Node</text:p>
      <text:p text:style-name="P5"/>
      <text:p text:style-name="P7">A service node (SN) can connect the Pistol network to various services. <text:s/>The service nodes will be addressable at a location just like data (ex. ‘app.some.service.data’) and return data to the application just like a regular DSN, however data will be retrieved from some outside service.</text:p>
      <text:p text:style-name="P7"/>
      <text:p text:style-name="P8">Computational Nodes</text:p>
      <text:p text:style-name="P8"/>
      <text:p text:style-name="P11">A computational node (CN) is similar to a SN, however, its main task is to provide a computational service rather than a network service. <text:s/>Examples of a CN could be scientific calculations or AI.</text:p>
      <text:p text:style-name="P11"/>
      <text:p text:style-name="P11"/>
      <text:h text:style-name="Heading_20_3" text:outline-level="3" text:is-list-header="true">How does Pistol handle concurrent updates?</text:h>
      <text:p text:style-name="Text_20_body"/>
      <text:p text:style-name="P22">Concurrent updates are handled through a use of CRDT (Conflict-free replicated datatype). <text:s/>Each update is accompanied by a state clock. <text:s/>Since the rules on all nodes are the same, they will all resolve to the same value, even in the case of a conflict.</text:p>
      <text:p text:style-name="P22">If a bad actor tries to game the system by passing in a state that is outside of the acceptable range, that update will be held until such a time as it can be processed. <text:s/>This eliminates the incentive to lie since, unlike a time based update system, setting your update to a future time does not mean that you always win.</text:p>
      <text:p text:style-name="P11"><text:soft-page-break/></text:p>
      <text:p text:style-name="P11"/>
      <text:h text:style-name="P25" text:outline-level="3" text:is-list-header="true">Peers are nodes</text:h>
      <text:p text:style-name="P5"><text:line-break/>Unlike blockchain based solutions and other peer-to-peer data stores, applications are also peers in the network that can provide data. <text:s/>For example, if Alice creates a post, it will be written to Alices local DB. <text:s/>It can then be shared with a dedicated storage node if Alice and the node agree. <text:s/>When Bob wants that piece of data, he can retrieve it directly from Alice or a dedicated storage node depending on which is online and closer at the time.</text:p>
      <text:p text:style-name="P4"/>
      <text:p text:style-name="P4"/>
      <text:h text:style-name="P26" text:outline-level="3"><draw:frame draw:style-name="fr1" draw:name="Object1" text:anchor-type="paragraph" svg:x="0.443cm" svg:y="0cm" svg:width="16.344cm" svg:height="9.999cm" draw:z-index="0"><draw:object xlink:href="./Object 1" xlink:type="simple" xlink:show="embed" xlink:actuate="onLoad"/><draw:image xlink:href="./ObjectReplacements/Object 1" xlink:type="simple" xlink:show="embed" xlink:actuate="onLoad"/></draw:frame><text:line-break/><text:line-break/></text:h>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h text:style-name="P26" text:outline-level="3" text:is-list-header="true"><text:span text:style-name="T19">ERC-20 </text:span><text:span text:style-name="T18">Tokenomics</text:span></text:h>
      <text:p text:style-name="P44">Pistol development will be funded by the sale of a ERC-20 token. <text:s/>The following table breaks down the initial allocations for the token.</text:p>
      <table:table table:name="Table3" table:style-name="Table3">
        <table:table-column table:style-name="Table3.A" table:number-columns-repeated="2"/>
        <table:table-row>
          <table:table-cell table:style-name="Table3.A1" office:value-type="string">
            <text:p text:style-name="P38">50%</text:p>
          </table:table-cell>
          <table:table-cell table:style-name="Table3.B1" office:value-type="string">
            <text:p text:style-name="P38">Protocol emissions</text:p>
          </table:table-cell>
        </table:table-row>
        <table:table-row>
          <table:table-cell table:style-name="Table3.A2" office:value-type="string">
            <text:p text:style-name="P38">25%</text:p>
          </table:table-cell>
          <table:table-cell table:style-name="Table3.B2" office:value-type="string">
            <text:p text:style-name="P38">For the development team</text:p>
          </table:table-cell>
        </table:table-row>
        <table:table-row>
          <table:table-cell table:style-name="Table3.A2" office:value-type="string">
            <text:p text:style-name="P38">20%</text:p>
          </table:table-cell>
          <table:table-cell table:style-name="Table3.B2" office:value-type="string">
            <text:p text:style-name="P38">For investors</text:p>
          </table:table-cell>
        </table:table-row>
        <table:table-row>
          <table:table-cell table:style-name="Table3.A2" office:value-type="string">
            <text:p text:style-name="P38">5%</text:p>
          </table:table-cell>
          <table:table-cell table:style-name="Table3.B2" office:value-type="string">
            <text:p text:style-name="P38">For users of the platform</text:p>
          </table:table-cell>
        </table:table-row>
      </table:table>
      <text:p text:style-name="P44"/>
      <text:p text:style-name="P46">Tokens will be distributed in accordance to the following vesting schedule.</text:p>
      <text:p text:style-name="P46">** NEED SCHEDULE HERE **</text:p>
      <text:h text:style-name="P27" text:outline-level="3" text:is-list-header="true"><text:soft-page-break/>Network Token</text:h>
      <text:p text:style-name="P45">The pistol network itself will also have a token. <text:s/>Tokens will be used to control spam and prevent sybil attacks. <text:s/>Tokens will be introduced through a proof-of-participation model. <text:s/>Good actors on the network will be rewarded with tokens that they can use on the network. <text:s/>Bad behaviour on the network will result in slashing of a nodes tokens. <text:s/></text:p>
      <text:p text:style-name="P45">Initially this will be achieved through the use of a DAO model of trusted nodes (nodes that have shown to be trustworthy and have staked ERC-20 tokens. <text:s/>The DAO nodes will also be rewarded for their participation in governance of the net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07:43:19.866178439</meta:creation-date>
    <dc:date>2023-03-28T15:32:33.937354217</dc:date>
    <meta:editing-duration>P10DT7H48M22S</meta:editing-duration>
    <meta:editing-cycles>21</meta:editing-cycles>
    <meta:generator>LibreOffice/7.5.0.3$MacOSX_X86_64 LibreOffice_project/c21113d003cd3efa8c53188764377a8272d9d6de</meta:generator>
    <meta:document-statistic meta:table-count="3" meta:image-count="0" meta:object-count="2" meta:page-count="7" meta:paragraph-count="119" meta:word-count="1612" meta:character-count="9413" meta:non-whitespace-character-count="7840"/>
  </office:meta>
</office:document-meta>
</file>

<file path=Object 1/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draw:marker-start-width="0.252cm" draw:marker-end-width="0.252cm" draw:opacity="12%" draw:opacity-name="" draw:textarea-horizontal-align="justify" draw:textarea-vertical-align="middle" draw:auto-grow-height="false" fo:min-height="2.25cm" fo:min-width="2.75cm" fo:padding-top="0.142cm" fo:padding-bottom="0.142cm" fo:padding-left="0.267cm" fo:padding-right="0.267cm"/>
      <style:paragraph-properties style:writing-mode="lr-tb"/>
    </style:style>
    <style:style style:name="gr2" style:family="graphic" style:parent-style-name="standard">
      <style:graphic-properties draw:opacity="12%" draw:opacity-name="" draw:textarea-horizontal-align="justify" draw:textarea-vertical-align="middle" draw:auto-grow-height="false" fo:min-height="2cm" fo:min-width="2.5cm"/>
      <style:paragraph-properties style:writing-mode="lr-tb"/>
    </style:style>
    <style:style style:name="gr3" style:family="graphic" style:parent-style-name="standard">
      <style:graphic-properties draw:textarea-horizontal-align="justify" draw:textarea-vertical-align="middle" draw:auto-grow-height="false" fo:min-height="0.22cm" fo:min-width="0.25cm"/>
    </style:style>
    <style:style style:name="gr4" style:family="graphic" style:parent-style-name="standard">
      <style:graphic-properties draw:opacity="10%" draw:opacity-name="" draw:textarea-horizontal-align="justify" draw:textarea-vertical-align="middle" draw:auto-grow-height="false" fo:min-height="2cm" fo:min-width="3.25cm"/>
      <style:paragraph-properties style:writing-mode="lr-tb"/>
    </style:style>
    <style:style style:name="gr5" style:family="graphic" style:parent-style-name="standard">
      <style:graphic-properties draw:textarea-horizontal-align="justify" draw:textarea-vertical-align="middle" draw:auto-grow-height="false" fo:min-height="1.696cm" fo:min-width="2.277cm" fo:wrap-option="wrap"/>
    </style:style>
    <style:style style:name="gr6" style:family="graphic" style:parent-style-name="objectwithoutfill">
      <style:graphic-properties draw:marker-end="Arrowheads_20_1" draw:marker-end-width="0.3cm" draw:fill="none" draw:textarea-vertical-align="middle"/>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P1" style:family="paragraph">
      <style:paragraph-properties fo:text-align="center"/>
    </style:style>
    <style:style style:name="P2" style:family="paragraph">
      <loext:graphic-properties draw:opacity="12%"/>
      <style:paragraph-properties fo:text-align="center"/>
    </style:style>
    <style:style style:name="P3" style:family="paragraph">
      <loext:graphic-properties draw:opacity="10%"/>
      <style:paragraph-properties fo:text-align="center"/>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25cm" svg:height="2.5cm" svg:x="2cm" svg:y="7cm">
          <text:p text:style-name="P1">Alice</text:p>
          <draw:enhanced-geometry svg:viewBox="0 0 21600 21600" draw:type="rectangle" draw:enhanced-path="M 0 0 L 21600 0 21600 21600 0 21600 0 0 Z N"/>
        </draw:custom-shape>
        <draw:custom-shape draw:style-name="gr2" draw:text-style-name="P2" xml:id="id3" draw:id="id3" draw:layer="layout" svg:width="3cm" svg:height="2.25cm" svg:x="11cm" svg:y="7cm">
          <text:p text:style-name="P1">Bob</text:p>
          <draw:enhanced-geometry svg:viewBox="0 0 21600 21600" draw:type="rectangle" draw:enhanced-path="M 0 0 L 21600 0 21600 21600 0 21600 0 0 Z N"/>
        </draw:custom-shape>
        <draw:custom-shape draw:style-name="gr3" draw:text-style-name="P1" draw:layer="layout" svg:width="0.75cm" svg:height="0.75cm" svg:x="2.25cm" svg:y="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0.75cm" svg:height="0.75cm" svg:x="11.25cm" svg:y="8.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3" xml:id="id4" draw:id="id4" draw:layer="layout" svg:width="3.75cm" svg:height="2.25cm" svg:x="10.5cm" svg:y="1.5cm">
          <text:p text:style-name="P1">Dedicated</text:p>
          <text:p text:style-name="P1">Storage<text:line-break/>Node</text:p>
          <draw:enhanced-geometry svg:viewBox="0 0 21600 21600" draw:type="rectangle" draw:enhanced-path="M 0 0 L 21600 0 21600 21600 0 21600 0 0 Z N"/>
        </draw:custom-shape>
        <draw:custom-shape draw:style-name="gr5" draw:text-style-name="P1" xml:id="id2" draw:id="id2" draw:layer="layout" svg:width="4.25cm" svg:height="3cm" svg:x="5cm" svg:y="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4" draw:layer="layout" draw:type="line" svg:x1="3.625cm" svg:y1="7cm" svg:x2="7.125cm" svg:y2="5.5cm" draw:start-shape="id1" draw:start-glue-point="0" draw:end-shape="id2" draw:end-glue-point="2" svg:d="M3625 7000l3500-1500" svg:viewBox="0 0 3501 1501">
          <text:p/>
        </draw:connector>
        <draw:connector draw:style-name="gr7" draw:text-style-name="P4" draw:layer="layout" draw:type="line" svg:x1="12.5cm" svg:y1="7cm" svg:x2="7.125cm" svg:y2="5.5cm" draw:start-shape="id3" draw:start-glue-point="0" draw:end-shape="id2" draw:end-glue-point="2" svg:d="M12500 7000l-5375-1500" svg:viewBox="0 0 5376 1501">
          <text:p/>
        </draw:connector>
        <draw:connector draw:style-name="gr8" draw:text-style-name="P4" draw:layer="layout" draw:type="line" svg:x1="10.5cm" svg:y1="2.625cm" svg:x2="9.25cm" svg:y2="4cm" draw:start-shape="id4" draw:start-glue-point="3" draw:end-shape="id2" svg:d="M10500 2625l-1250 1375" svg:viewBox="0 0 1251 1376">
          <text:p/>
        </draw:connector>
        <draw:custom-shape draw:style-name="gr3" draw:text-style-name="P1" draw:layer="layout" svg:width="0.75cm" svg:height="0.75cm" svg:x="10.5cm" svg:y="2.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1/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opacity="20%" draw:opacity="16%" draw:opacity-name="" draw:textarea-horizontal-align="justify" draw:textarea-vertical-align="middle" draw:auto-grow-height="false" fo:min-height="10.75cm" fo:min-width="12.25cm"/>
    </style:style>
    <style:style style:name="gr2" style:family="graphic" style:parent-style-name="standard">
      <style:graphic-properties draw:textarea-horizontal-align="justify" draw:textarea-vertical-align="middle" draw:auto-grow-height="false" fo:min-height="1.696cm" fo:min-width="1.446cm" fo:wrap-option="wrap"/>
      <style:paragraph-properties style:writing-mode="lr-tb"/>
    </style:style>
    <style:style style:name="gr3" style:family="graphic" style:parent-style-name="standard">
      <style:graphic-properties draw:textarea-vertical-align="bottom"/>
      <style:paragraph-properties style:writing-mode="lr-tb"/>
    </style:style>
    <style:style style:name="gr4" style:family="graphic" style:parent-style-name="standard">
      <style:graphic-properties draw:stroke="dash" draw:stroke-dash="Long_20_Dash" svg:stroke-linecap="butt" draw:fill="none" loext:fill-use-slide-background="false" draw:textarea-horizontal-align="justify" draw:textarea-vertical-align="middle" draw:auto-grow-height="false" fo:min-height="4cm" fo:min-width="4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dash" draw:stroke-dash="Long_20_Dash" svg:stroke-linecap="butt" draw:fill="none" loext:fill-use-slide-background="false" draw:textarea-horizontal-align="justify" draw:textarea-vertical-align="middle" draw:auto-grow-height="false" fo:min-height="4.5cm" fo:min-width="5cm"/>
    </style:style>
    <style:style style:name="gr7" style:family="graphic" style:parent-style-name="standard">
      <style:graphic-properties draw:textarea-horizontal-align="justify" draw:textarea-vertical-align="middle" draw:auto-grow-height="false" fo:min-height="2.402cm" fo:min-width="2.152cm" fo:wrap-option="wrap"/>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objectwithoutfill">
      <style:graphic-properties draw:fill="none" draw:textarea-vertical-align="botto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462cm" fo:min-width="0cm"/>
      <style:paragraph-properties style:writing-mode="lr-tb"/>
    </style:style>
    <style:style style:name="P1" style:family="paragraph">
      <loext:graphic-properties draw:opacity="16%"/>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12pt" style:font-size-asian="12pt" style:font-size-complex="12pt"/>
    </style:style>
    <style:style style:name="P5" style:family="paragraph">
      <loext:graphic-properties draw:fill="none" draw:fill-color="#ffffff"/>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2.75cm" svg:height="11cm" svg:x="1.5cm" svg:y="1.25cm">
          <text:p/>
          <draw:enhanced-geometry svg:viewBox="0 0 21600 21600" draw:type="rectangle" draw:enhanced-path="M 0 0 L 21600 0 21600 21600 0 21600 0 0 Z N"/>
        </draw:custom-shape>
        <draw:custom-shape draw:style-name="gr2" draw:text-style-name="P2" xml:id="id1" draw:id="id1" draw:layer="layout" svg:width="2.75cm" svg:height="2.75cm" svg:x="3cm" svg:y="3cm">
          <text:p text:style-name="P2">Ali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 draw:id="id2" draw:layer="layout" svg:width="2.75cm" svg:height="2.75cm" svg:x="9.25cm" svg:y="3cm">
          <text:p text:style-name="P2">Bob</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5cm" svg:y1="4.375cm" svg:x2="9.25cm" svg:y2="4.375cm" draw:start-shape="id1" draw:start-glue-point="10" draw:end-shape="id2" draw:end-glue-point="6" svg:d="M5750 4375h3500" svg:viewBox="0 0 3501 1">
          <text:p text:style-name="P2">Friend</text:p>
        </draw:connector>
        <draw:custom-shape draw:style-name="gr4" draw:text-style-name="P3" draw:layer="layout" svg:width="4.5cm" svg:height="4.25cm" svg:x="2cm" svg:y="2.25cm">
          <text:p/>
          <draw:enhanced-geometry svg:viewBox="0 0 21600 21600" draw:type="rectangle" draw:enhanced-path="M 0 0 L 21600 0 21600 21600 0 21600 0 0 Z N"/>
        </draw:custom-shape>
        <draw:frame draw:style-name="gr5" draw:text-style-name="P4" draw:layer="layout" svg:width="3.355cm" svg:height="0.725cm" svg:x="2cm" svg:y="2.25cm">
          <draw:text-box>
            <text:p><text:span text:style-name="T1">User Container</text:span></text:p>
          </draw:text-box>
        </draw:frame>
        <draw:custom-shape draw:style-name="gr4" draw:text-style-name="P3" draw:layer="layout" svg:width="4.5cm" svg:height="4.25cm" svg:x="8.5cm" svg:y="2.25cm">
          <text:p/>
          <draw:enhanced-geometry svg:viewBox="0 0 21600 21600" draw:type="rectangle" draw:enhanced-path="M 0 0 L 21600 0 21600 21600 0 21600 0 0 Z N"/>
        </draw:custom-shape>
        <draw:frame draw:style-name="gr5" draw:text-style-name="P4" draw:layer="layout" svg:width="3.355cm" svg:height="0.725cm" svg:x="8.5cm" svg:y="2.25cm">
          <draw:text-box>
            <text:p><text:span text:style-name="T1">User Container</text:span></text:p>
          </draw:text-box>
        </draw:frame>
        <draw:custom-shape draw:style-name="gr6" draw:text-style-name="P3" draw:layer="layout" svg:width="5.5cm" svg:height="4.75cm" svg:x="4.75cm" svg:y="7.25cm">
          <text:p/>
          <draw:enhanced-geometry svg:viewBox="0 0 21600 21600" draw:type="rectangle" draw:enhanced-path="M 0 0 L 21600 0 21600 21600 0 21600 0 0 Z N"/>
        </draw:custom-shape>
        <draw:frame draw:style-name="gr5" draw:text-style-name="P4" draw:layer="layout" svg:width="3.453cm" svg:height="0.725cm" svg:x="4.797cm" svg:y="7.275cm">
          <draw:text-box>
            <text:p><text:span text:style-name="T1">Hash Container</text:span></text:p>
          </draw:text-box>
        </draw:frame>
        <draw:custom-shape draw:style-name="gr7" draw:text-style-name="P2" xml:id="id3" draw:id="id3" draw:layer="layout" svg:width="3.75cm" svg:height="3.75cm" svg:x="5.75cm" svg:y="8cm">
          <text:p text:style-name="P2">Peopl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3" draw:layer="layout" draw:type="lines" draw:line-skew="2.248cm 0.501cm" svg:x1="4.375cm" svg:y1="5.75cm" svg:x2="5.75cm" svg:y2="9.875cm" draw:start-shape="id1" draw:start-glue-point="8" draw:end-shape="id3" draw:end-glue-point="6" svg:d="M4375 5750v2750l1375 1375" svg:viewBox="0 0 1376 4126">
          <text:p/>
        </draw:connector>
        <draw:connector draw:style-name="gr9" draw:text-style-name="P3" draw:layer="layout" draw:type="lines" draw:line-skew="2.248cm -0.502cm" svg:x1="10.625cm" svg:y1="5.75cm" svg:x2="9.5cm" svg:y2="9.875cm" draw:start-shape="id2" draw:start-glue-point="8" draw:end-shape="id3" draw:end-glue-point="10" svg:d="M10625 5750v2750l-1125 1375" svg:viewBox="0 0 1126 4126">
          <text:p text:style-name="P2"/>
        </draw:connector>
        <draw:frame draw:style-name="gr5" draw:text-style-name="P5" draw:layer="layout" svg:width="2.826cm" svg:height="0.962cm" draw:transform="rotate (-1.5707963267949) translate (11.5cm 6.5cm)">
          <draw:text-box>
            <text:p>Member</text:p>
          </draw:text-box>
        </draw:frame>
        <draw:frame draw:style-name="gr10" draw:text-style-name="P5" draw:layer="layout" svg:width="10cm" svg:height="1.712cm" svg:x="1.5cm" svg:y="1.25cm">
          <draw:text-box>
            <text:p>Application Container</text:p>
          </draw:text-box>
        </draw:frame>
      </draw:page>
    </office:drawing>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